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520" officeooo:paragraph-rsid="0005adb0"/>
    </style:style>
    <style:style style:name="P2" style:family="paragraph" style:parent-style-name="Standard">
      <style:text-properties officeooo:rsid="0005701d" officeooo:paragraph-rsid="0005701d"/>
    </style:style>
    <style:style style:name="P3" style:family="paragraph" style:parent-style-name="Standard">
      <style:text-properties officeooo:rsid="0005adb0" officeooo:paragraph-rsid="0005adb0"/>
    </style:style>
    <style:style style:name="P4" style:family="paragraph" style:parent-style-name="Standard">
      <style:text-properties officeooo:paragraph-rsid="0005adb0"/>
    </style:style>
    <style:style style:name="T1" style:family="text">
      <style:text-properties officeooo:rsid="0003b520"/>
    </style:style>
    <style:style style:name="T2" style:family="text">
      <style:text-properties officeooo:rsid="0005adb0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<text:span text:style-name="T1">RandomForest/</text:span></text:p>
      <text:p text:style-name="P3"/>
      <text:p text:style-name="P3">Misc</text:p>
      <text:p text:style-name="Standard"><text:tab/>-“<text:span text:style-name="T2">learnable” means in a straight csv format. Randomly selected for each priority level. Probably made by one of the organizer scripts </text:span></text:p>
      <text:p text:style-name="P4"><text:tab/><text:span text:style-name="T2">Input and output were in </text:span><text:a xlink:type="simple" xlink:href="../../../3DLIDC_original_local/ML_input"><text:span text:style-name="T2">file:///home/mario/Documents/3DLIDC_original_local/ML_input</text:span></text:a><text:span text:style-name="T2"> and organized by model</text:span></text:p>
      <text:p text:style-name="P4"/>
      <text:p text:style-name="P2"><text:span text:style-name="T3">Executable:</text:span> <text:span text:style-name="T2">Args</text:span></text:p>
      <text:p text:style-name="P1"><text:tab/>-<text:span text:style-name="T2">[1] priority_x_learnable_training.csv </text:span></text:p>
      <text:p text:style-name="P1"><text:tab/>-<text:span text:style-name="T2">[2] priority_x_learnable_testing.csv</text:span></text:p>
      <text:p text:style-name="P1"><text:tab/>-<text:span text:style-name="T2">[3] index of response var (0-based indexing)</text:span></text:p>
      <text:p text:style-name="P1"><text:span text:style-name="T2"><text:tab/>-[4] variable types: ord[range],cat[range]</text:span></text:p>
      <text:p text:style-name="P1"><text:span text:style-name="T2"><text:tab/><text:tab/>range is list of ranges without spaces. i.e. [a-b,c,d] <text:s/></text:span></text:p>
      <text:p text:style-name="P1"><text:tab/>-<text:span text:style-name="T2">[5] output? 1 = yes</text:span></text:p>
      <text:p text:style-name="P1"><text:tab/><text:span text:style-name="T2">Output: confusion matrix, test error, train error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09:13:53.825496872</meta:creation-date>
    <meta:generator>LibreOffice/4.2.8.2$Linux_X86_64 LibreOffice_project/420m0$Build-2</meta:generator>
    <dc:date>2016-03-09T10:24:35.952486247</dc:date>
    <meta:editing-duration>PT2M41S</meta:editing-duration>
    <meta:editing-cycles>3</meta:editing-cycles>
    <meta:document-statistic meta:table-count="0" meta:image-count="0" meta:object-count="0" meta:page-count="1" meta:paragraph-count="12" meta:word-count="71" meta:character-count="573" meta:non-whitespace-character-count="500"/>
  </office:meta>
</office:document-meta>
</file>